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margin-left="0cm" fo:margin-right="0.018cm" fo:text-align="justify" style:justify-single-word="false" fo:text-indent="0cm" style:auto-text-indent="false">
        <style:tab-stops>
          <style:tab-stop style:position="3.175cm"/>
        </style:tab-stops>
      </style:paragraph-properties>
      <style:text-properties fo:color="#000000" style:font-name="Arial" fo:font-size="11pt" fo:language="fr" fo:country="FR" fo:font-weight="bold" officeooo:rsid="001f4c5f" officeooo:paragraph-rsid="00118456" fo:background-color="#ffff00" style:font-size-asian="11pt" style:font-weight-asian="bold" style:font-name-complex="Arial" style:font-weight-complex="bold"/>
    </style:style>
    <style:style style:name="P4" style:family="paragraph" style:parent-style-name="Standard">
      <style:paragraph-properties fo:margin-left="0cm" fo:margin-right="0.018cm" fo:text-align="center" style:justify-single-word="false" fo:text-indent="0cm" style:auto-text-indent="false">
        <style:tab-stops>
          <style:tab-stop style:position="3.175cm"/>
        </style:tab-stops>
      </style:paragraph-properties>
      <style:text-properties style:font-name="Arial" fo:language="fr" fo:country="FR" style:text-underline-style="solid" style:text-underline-width="auto" style:text-underline-color="font-color" fo:font-weight="bold" officeooo:paragraph-rsid="00118456" style:font-weight-asian="bold" style:font-name-complex="Arial" style:font-weight-complex="bold"/>
    </style:style>
    <style:style style:name="P5" style:family="paragraph" style:parent-style-name="Standard">
      <style:paragraph-properties fo:margin-left="0cm" fo:margin-right="0.018cm" fo:text-align="justify" style:justify-single-word="false" fo:text-indent="0cm" style:auto-text-indent="false">
        <style:tab-stops>
          <style:tab-stop style:position="3.175cm"/>
        </style:tab-stops>
      </style:paragraph-properties>
      <style:text-properties style:font-name="Arial" fo:font-size="11pt" fo:language="fr" fo:country="FR" style:text-underline-style="solid" style:text-underline-width="auto" style:text-underline-color="font-color" officeooo:paragraph-rsid="00118456" style:font-size-asian="11pt" style:font-name-complex="Arial" style:font-size-complex="11pt"/>
    </style:style>
    <style:style style:name="P6" style:family="paragraph" style:parent-style-name="Standard">
      <style:paragraph-properties fo:margin-left="0cm" fo:margin-right="0.018cm" fo:text-align="justify" style:justify-single-word="false" fo:text-indent="0cm" style:auto-text-indent="false">
        <style:tab-stops>
          <style:tab-stop style:position="3.175cm"/>
        </style:tab-stops>
      </style:paragraph-properties>
      <style:text-properties style:font-name="Arial" fo:font-size="11pt" fo:language="fr" fo:country="FR" officeooo:paragraph-rsid="00118456" style:font-size-asian="11pt" style:font-name-complex="Arial" style:font-size-complex="10pt"/>
    </style:style>
    <style:style style:name="P7" style:family="paragraph" style:parent-style-name="Standard">
      <style:paragraph-properties fo:margin-left="0cm" fo:margin-right="0.018cm" fo:margin-top="0cm" fo:margin-bottom="0.101cm" loext:contextual-spacing="false" fo:text-align="justify" style:justify-single-word="false" fo:text-indent="0cm" style:auto-text-indent="false">
        <style:tab-stops>
          <style:tab-stop style:position="3.175cm"/>
        </style:tab-stops>
      </style:paragraph-properties>
      <style:text-properties fo:font-size="11pt" fo:language="fr" fo:country="FR" officeooo:paragraph-rsid="00118456" style:font-size-asian="11pt" style:font-name-complex="Arial"/>
    </style:style>
    <style:style style:name="P8" style:family="paragraph" style:parent-style-name="Text_20_body_20_indent">
      <style:paragraph-properties fo:margin-left="0cm" fo:margin-right="0.018cm" fo:margin-top="0cm" fo:margin-bottom="0.101cm" loext:contextual-spacing="false" fo:text-align="justify" style:justify-single-word="false" fo:text-indent="0cm" style:auto-text-indent="false">
        <style:tab-stops>
          <style:tab-stop style:position="2cm"/>
        </style:tab-stops>
      </style:paragraph-properties>
      <style:text-properties fo:language="fr" fo:country="FR" officeooo:paragraph-rsid="00118456"/>
    </style:style>
    <style:style style:name="P9" style:family="paragraph" style:parent-style-name="Text_20_body_20_indent">
      <style:paragraph-properties fo:margin-left="0cm" fo:margin-right="0.018cm" fo:margin-top="0cm" fo:margin-bottom="0.101cm" loext:contextual-spacing="false" fo:text-align="justify" style:justify-single-word="false" fo:text-indent="0cm" style:auto-text-indent="false">
        <style:tab-stops>
          <style:tab-stop style:position="2cm"/>
        </style:tab-stops>
      </style:paragraph-properties>
      <style:text-properties fo:font-size="11pt" fo:language="fr" fo:country="FR" officeooo:paragraph-rsid="00118456" style:font-size-asian="11pt" style:font-name-complex="Arial"/>
    </style:style>
    <style:style style:name="P10" style:family="paragraph" style:parent-style-name="Text_20_body_20_indent">
      <style:paragraph-properties fo:margin-left="0cm" fo:margin-right="0.018cm" fo:text-align="justify" style:justify-single-word="false" fo:text-indent="0cm" style:auto-text-indent="false">
        <style:tab-stops>
          <style:tab-stop style:position="2cm"/>
        </style:tab-stops>
      </style:paragraph-properties>
      <style:text-properties fo:font-size="11pt" fo:language="fr" fo:country="FR" officeooo:paragraph-rsid="00118456" style:font-size-asian="11pt" style:font-name-complex="Arial"/>
    </style:style>
    <style:style style:name="P11" style:family="paragraph" style:parent-style-name="Text_20_body_20_indent">
      <style:paragraph-properties fo:margin-left="0cm" fo:margin-right="0.018cm" fo:text-align="justify" style:justify-single-word="false" fo:text-indent="0cm" style:auto-text-indent="false">
        <style:tab-stops>
          <style:tab-stop style:position="2cm"/>
        </style:tab-stops>
      </style:paragraph-properties>
      <style:text-properties fo:font-size="11pt" fo:language="fr" fo:country="FR" fo:font-weight="bold" officeooo:paragraph-rsid="00118456" style:font-size-asian="11pt" style:font-weight-asian="bold" style:font-name-complex="Arial" style:font-weight-complex="bold"/>
    </style:style>
    <style:style style:name="P12" style:family="paragraph" style:parent-style-name="Text_20_body_20_indent">
      <style:paragraph-properties fo:margin-left="0cm" fo:margin-right="0.018cm" fo:margin-top="0cm" fo:margin-bottom="0.199cm" loext:contextual-spacing="false" fo:text-align="justify" style:justify-single-word="false" fo:text-indent="0cm" style:auto-text-indent="false">
        <style:tab-stops>
          <style:tab-stop style:position="2cm"/>
        </style:tab-stops>
      </style:paragraph-properties>
      <style:text-properties fo:font-size="11pt" fo:language="fr" fo:country="FR" officeooo:paragraph-rsid="00118456" style:font-size-asian="11pt" style:font-name-complex="Arial"/>
    </style:style>
    <style:style style:name="P13" style:family="paragraph" style:parent-style-name="Text_20_body_20_indent">
      <style:paragraph-properties fo:margin-left="0cm" fo:margin-right="0.018cm" fo:margin-top="0.199cm" fo:margin-bottom="0.101cm" loext:contextual-spacing="false" fo:text-align="justify" style:justify-single-word="false" fo:text-indent="0cm" style:auto-text-indent="false">
        <style:tab-stops>
          <style:tab-stop style:position="2cm"/>
        </style:tab-stops>
      </style:paragraph-properties>
      <style:text-properties fo:font-size="11pt" fo:language="fr" fo:country="FR" officeooo:paragraph-rsid="00118456" style:font-size-asian="11pt" style:font-name-complex="Arial"/>
    </style:style>
    <style:style style:name="P14" style:family="paragraph" style:parent-style-name="Standard">
      <style:paragraph-properties fo:margin-left="0.635cm" fo:margin-right="0cm" fo:text-align="justify" style:justify-single-word="false" fo:text-indent="0cm" style:auto-text-indent="false">
        <style:tab-stops>
          <style:tab-stop style:position="1.27cm"/>
          <style:tab-stop style:position="1.635cm"/>
        </style:tab-stops>
      </style:paragraph-properties>
      <style:text-properties style:font-name="Arial" fo:language="fr" fo:country="FR" style:text-underline-style="solid" style:text-underline-width="auto" style:text-underline-color="font-color" fo:font-weight="bold" officeooo:paragraph-rsid="00118456" style:font-weight-asian="bold" style:font-name-complex="Arial" style:font-weight-complex="bold"/>
    </style:style>
    <style:style style:name="P15" style:family="paragraph" style:parent-style-name="Text_20_body_20_indent">
      <style:text-properties officeooo:paragraph-rsid="00118456"/>
    </style:style>
    <style:style style:name="P16" style:family="paragraph" style:parent-style-name="Text_20_body" style:master-page-name="Standard">
      <style:paragraph-properties fo:margin-left="0cm" fo:margin-right="-1.048cm" fo:text-indent="0cm" style:auto-text-indent="false" style:page-number="auto"/>
      <style:text-properties fo:language="zxx" fo:country="none" officeooo:paragraph-rsid="00118456"/>
    </style:style>
    <style:style style:name="P17" style:family="paragraph">
      <loext:graphic-properties draw:fill="solid" draw:fill-color="#000000"/>
      <style:paragraph-properties style:writing-mode="lr-tb"/>
    </style:style>
    <style:style style:name="P18" style:family="paragraph">
      <loext:graphic-properties draw:fill="solid" draw:fill-color="#ffff66"/>
      <style:paragraph-properties style:writing-mode="lr-tb"/>
    </style:style>
    <style:style style:name="P19" style:family="paragraph">
      <loext:graphic-properties draw:fill="solid" draw:fill-color="#99ccff"/>
      <style:paragraph-properties style:writing-mode="lr-tb"/>
    </style:style>
    <style:style style:name="T1" style:family="text">
      <style:text-properties fo:color="#000000" style:font-name="Arial" fo:font-size="11pt" officeooo:rsid="001f4c5f" fo:background-color="transparent" loext:char-shading-value="0" style:font-size-asian="11pt" style:font-name-complex="Arial"/>
    </style:style>
    <style:style style:name="T2" style:family="text">
      <style:text-properties fo:color="#000000" style:font-name="Arial" fo:font-size="11pt" officeooo:rsid="00290d9d" fo:background-color="transparent" loext:char-shading-value="0" style:font-size-asian="11pt" style:font-name-complex="Arial"/>
    </style:style>
    <style:style style:name="T3" style:family="text">
      <style:text-properties officeooo:rsid="001b17e7"/>
    </style:style>
    <style:style style:name="T4" style:family="text">
      <style:text-properties fo:font-size="11pt" style:font-size-asian="11pt" style:font-name-complex="Arial"/>
    </style:style>
    <style:style style:name="T5" style:family="text">
      <style:text-properties fo:font-size="11pt" officeooo:rsid="002f961b" style:font-size-asian="11pt" style:font-name-complex="Arial"/>
    </style:style>
    <style:style style:name="T6" style:family="text">
      <style:text-properties fo:font-size="11pt" style:text-underline-style="solid" style:text-underline-width="auto" style:text-underline-color="font-color" style:font-size-asian="11pt" style:font-name-complex="Arial"/>
    </style:style>
    <style:style style:name="T7" style:family="text">
      <style:text-properties officeooo:rsid="002f961b"/>
    </style:style>
    <style:style style:name="T8" style:family="text">
      <style:text-properties officeooo:rsid="0016b6b9"/>
    </style:style>
    <style:style style:name="T9" style:family="text">
      <style:text-properties style:font-name="Arial" style:text-underline-style="solid" style:text-underline-width="auto" style:text-underline-color="font-color" style:font-size-complex="10pt"/>
    </style:style>
    <style:style style:name="T10" style:family="text">
      <style:text-properties style:font-name="Arial" style:text-underline-style="solid" style:text-underline-width="auto" style:text-underline-color="font-color" officeooo:rsid="002f961b" style:font-size-complex="10pt"/>
    </style:style>
    <style:style style:name="T11" style:family="text">
      <style:text-properties fo:font-weight="bold" style:font-weight-asian="bold" style:font-weight-complex="bold"/>
    </style:style>
    <style:style style:name="T12" style:family="text">
      <style:text-properties fo:font-weight="bold" officeooo:rsid="002f961b"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33cc66" style:background-transparency="0%" draw:fill="solid" draw:fill-color="#33cc66" draw:opacity="100%" fo:padding="0.062cm" fo:border="2.49pt solid #000000"/>
    </style:style>
    <style:style style:name="gr1" style:family="graphic">
      <style:graphic-properties draw:stroke="solid" svg:stroke-width="0.026cm" svg:stroke-color="#000000" draw:stroke-linejoin="round" draw:fill="solid" draw:fill-color="#000000"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66"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99cc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text:span><text:span text:style-name="T2">nnexe 1</text:span></text:p>
      <text:p text:style-name="P14"/>
      <text:p text:style-name="P4">Modalités du confinement <text:span text:style-name="T3">pour les jeunes animaux visés au point D de la rubrique mouvements nationaux</text:span></text:p>
      <text:p text:style-name="P5"/>
      <text:p text:style-name="P8"><text:span text:style-name="T4">Le confinement </text:span><text:span text:style-name="T5">s’</text:span><text:span text:style-name="T4">entend comme le maintien des animaux dans un bâtiment </text:span><text:span text:style-name="T6">dédié au confinement, fermé sur ses quatre côtés</text:span><text:span text:style-name="T4">, dans des conditions </text:span><text:span text:style-name="T5">d’</text:span><text:span text:style-name="T4">aération compatibles avec le bien-être animal, </text:span><text:span text:style-name="T6">régulièrement nettoyé, désinfecté et désinsectisé</text:span><text:span text:style-name="T4"> que ce soit en élevage, dans un marché ou en centre de rassemblement</text:span><text:span text:style-name="T5">. </text:span><text:span text:style-name="T4">Les animaux y sont maintenus également désinsectisés.</text:span></text:p>
      <text:p text:style-name="P10">Ce bâtiment dédié et fermé peut être inclus dans un autre bâtiment <text:span text:style-name="T7">d’</text:span>élevage, également fermé, régulièrement nettoyé, désinfecté et désinsectisé, au sein duquel des animaux autres que ceux soumis au confinement (mères des jeunes par exemple) peuvent entrer et sortir, <text:span text:style-name="T7">s’</text:span>ils ont eux-même<text:span text:style-name="T7">s</text:span> été désinsectisés.</text:p>
      <text:p text:style-name="P12">Pour les marchés, considérant la durée de séjour très courte au sein de ce type de structure, le rassemblement de jeunes animaux confinés depuis leur naissance, avec des animaux non confinés, au sein <text:span text:style-name="T7">d’</text:span>un même bâtiment entièrement fermé, est autorisé, sous réserve que <text:span text:style-name="T7">l’</text:span>ensemble des animaux ainsi que le bâtiment soit désinsectisé.</text:p>
      <text:p text:style-name="P15"><draw:custom-shape text:anchor-type="char" draw:z-index="0" draw:style-name="gr3" draw:text-style-name="P19" svg:width="9.002cm" svg:height="3.174cm" svg:x="3.076cm" svg:y="0.333cm"><text:p/><draw:enhanced-geometry svg:viewBox="0 0 21600 21600" draw:mirror-horizontal="false" draw:mirror-vertical="false" draw:type="rectangle" draw:enhanced-path="M 0 0 L 21600 0 21600 21600 0 21600 0 0 Z N"/></draw:custom-shape><draw:frame draw:style-name="fr2" draw:name="Cadre18" text:anchor-type="char" svg:x="7.239cm" svg:y="0.416cm" svg:width="4.577cm" svg:height="2.815cm" draw:z-index="4"><draw:text-box><text:p text:style-name="P1"/><text:p text:style-name="P1"/><text:p text:style-name="P1"/></draw:text-box></draw:frame><draw:frame draw:style-name="fr1" draw:name="Cadre19" text:anchor-type="char" svg:x="3.339cm" svg:y="0.437cm" svg:width="3.122cm" svg:height="1.425cm" draw:z-index="6"><draw:text-box><text:p text:style-name="P1">Autres animaux : bâtiment fermé et désinsectisé</text:p></draw:text-box></draw:frame></text:p>
      <text:p text:style-name="P11"><draw:frame draw:style-name="fr1" draw:name="Cadre20" text:anchor-type="char" svg:x="7.818cm" svg:y="0.24cm" svg:width="3.579cm" svg:height="2.258cm" draw:z-index="5"><draw:text-box><text:p text:style-name="P2">Veaux de moins de 90 j : </text:p><text:p text:style-name="P2">bâtiment dédié, fermé et désinsectisé</text:p></draw:text-box></draw:frame></text:p>
      <text:p text:style-name="P11"><draw:custom-shape text:anchor-type="char" draw:z-index="3" draw:style-name="gr1" draw:text-style-name="P17" svg:width="0.16cm" svg:height="0.874cm" svg:x="2.917cm" svg:y="0.224cm"><text:p/><draw:enhanced-geometry svg:viewBox="0 0 21600 21600" draw:type="rectangle" draw:enhanced-path="M 0 0 L 21600 0 21600 21600 0 21600 0 0 Z N"/></draw:custom-shape></text:p>
      <text:p text:style-name="P11"/>
      <text:p text:style-name="P11"><draw:custom-shape text:anchor-type="char" draw:z-index="1" draw:style-name="gr2" draw:text-style-name="P18" svg:width="2.329cm" svg:height="0.821cm" svg:x="1.79cm" svg:y="0.0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1"><draw:custom-shape text:anchor-type="char" draw:z-index="2" draw:style-name="gr1" draw:text-style-name="P17" svg:width="0.16cm" svg:height="0.874cm" svg:x="2.917cm" svg:y="0.258cm"><text:p/><draw:enhanced-geometry svg:viewBox="0 0 21600 21600" draw:type="rectangle" draw:enhanced-path="M 0 0 L 21600 0 21600 21600 0 21600 0 0 Z N"/></draw:custom-shape></text:p>
      <text:p text:style-name="P11"/>
      <text:p text:style-name="P11"/>
      <text:p text:style-name="P13">Tout transport <text:span text:style-name="T7">d’</text:span>animaux confinés, que ce soit depuis <text:span text:style-name="T7">l’</text:span>élevage, le marché ou le centre de rassemblement, doit se faire avec des véhicules désinsectisés.</text:p>
      <text:p text:style-name="P9">Dans chaque département, les marchés et les centres de rassemblement ont <text:span text:style-name="T7">l’</text:span>obligation <text:span text:style-name="T7">d’</text:span>adresser à la DD<text:span text:style-name="T8">PP</text:span> un dossier récapitulant les conditions de détention <text:span text:style-name="T7">d’</text:span>animaux confinés, en terme<text:span text:style-name="T7">s</text:span> <text:span text:style-name="T7">d’</text:span>installations, de contrôle des introduction<text:span text:style-name="T7">s</text:span> de tels animaux (en particulier contrôle du respect du confinement en élevage<text:span text:style-name="T7"> – </text:span>cf. attestation sur <text:span text:style-name="T7">l’</text:span>honneur de <text:span text:style-name="T7">l’</text:span>éleveur -, de la désinsectisation des animaux), <text:span text:style-name="T7">d’</text:span>enregistrement de la désinsectisation des animaux, des bâtiments et des véhicules de transport.</text:p>
      <text:p text:style-name="P9">En vue de la certification, une attestation sur <text:span text:style-name="T7">l’</text:span>honneur de <text:span text:style-name="T7">l’</text:span>éleveur, du négociant et du responsable du centre de rassemblement ou du marché, <text:span text:style-name="T7">s’</text:span>engageant sur le respect des conditions de confinement pour le lot <text:span text:style-name="T7">d’</text:span>animaux concerné, devra accompagner la demande de certificat sanitaire. Un modèle <text:span text:style-name="T7">d’</text:span>attestation incluant notamment les infractions encourues par le déclarant en cas de fausse déclaration, est proposé en annexe <text:span text:style-name="T3">4</text:span>.</text:p>
      <text:p text:style-name="P9">Tout animal ne répondant pas à <text:span text:style-name="T7">l’</text:span>ensemble des conditions ci-dessus depuis sa naissance <text:span text:style-name="T7">jusqu’</text:span>au moment du départ ne pourra être éligible à la certification aux échanges <text:span text:style-name="T3">que </text:span>dans les conditions de <text:span text:style-name="T7">l’</text:span>article <text:span text:style-name="T3">8.1 (a) mention BTA-5</text:span>.</text:p>
      <text:p text:style-name="P9">Des contrôles aléatoires du respect des conditions de mise en <text:span text:style-name="T7">œuvre</text:span> du confinement seront menés dans les élevages, dans les marchés et dans les centres de rassemblement concernés.</text:p>
      <text:p text:style-name="P7"><text:span text:style-name="T9">En cas de procédure de co-certification (dite « procédure alternative »), le vétérinaire sanitaire du centre de rassemblement devra vérifier, en plus des contrôles habituels, le respect des exigences de confinement </text:span><text:span text:style-name="T10">vis-à-vis</text:span><text:span text:style-name="T9"> des élevages de provenance (attestations) et au sein du centre de rassemblement, avant co-certification.</text:span></text:p>
      <text:p text:style-name="P6"><text:span text:style-name="T11">Vous voudrez bien rappeler aux éleveurs, opérateurs et responsables de marchés que la falsification </text:span><text:span text:style-name="T12">d’</text:span><text:span text:style-name="T11">une attestation ou </text:span><text:span text:style-name="T12">d’</text:span><text:span text:style-name="T11">un certificat est un délit pénal défini par </text:span><text:span text:style-name="T12">l’</text:span><text:span text:style-name="T11">article 441-7 du code pénal, puni par les articles</text:span><text:span text:style-name="T12"> </text:span><text:span text:style-name="T11">441-7 AL.1, 441-10, et</text:span><text:span text:style-name="T12"> </text:span><text:span text:style-name="T11">441-11 du même code.</text:span></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ext_20_body_20_indent" style:display-name="Text body indent" style:family="paragraph" style:parent-style-name="Standard" style:class="text">
      <style:paragraph-properties fo:margin-left="1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rame_20_contents" style:display-name="Frame contents" style:family="paragraph" style:parent-style-name="Standard" style:class="extra"/>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9-22T12:10:30.297000000</meta:creation-date>
    <dc:date>2015-09-22T12:10:55.208000000</dc:date>
    <meta:editing-duration>P0D</meta:editing-duration>
    <meta:editing-cycles>1</meta:editing-cycles>
    <meta:generator>LibreOffice/6.3.4.2$Linux_X86_64 LibreOffice_project/30$Build-2</meta:generator>
    <meta:document-statistic meta:table-count="0" meta:image-count="0" meta:object-count="0" meta:page-count="1" meta:paragraph-count="15" meta:word-count="495" meta:character-count="3294" meta:non-whitespace-character-count="2812"/>
  </office:meta>
</office:document-meta>
</file>